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8.543cm"/>
    </style:style>
    <style:style style:name="P1" style:family="paragraph">
      <style:paragraph-properties fo:margin-left="0cm" fo:margin-right="0cm" fo:text-indent="0cm"/>
    </style:style>
    <style:style style:name="T1" style:family="text">
      <style:text-properties fo:language="en" fo:country="US"/>
    </style:style>
    <style:style style:name="T2" style:family="text">
      <style:text-properties fo:language="af" fo:country="ZA"/>
    </style:style>
    <style:style style:name="T3" style:family="text">
      <style:text-properties fo:language="sq" fo:country="AL"/>
    </style:style>
    <style:style style:name="T4" style:family="text">
      <style:text-properties fo:language="hy" fo:country="AM"/>
    </style:style>
    <style:style style:name="T5" style:family="text">
      <style:text-properties fo:language="as" fo:country="IN"/>
    </style:style>
    <style:style style:name="T6" style:family="text">
      <style:text-properties fo:language="az" fo:country="cyrillic"/>
    </style:style>
    <style:style style:name="T7" style:family="text">
      <style:text-properties fo:language="az" fo:country="AZ"/>
    </style:style>
    <style:style style:name="T8" style:family="text">
      <style:text-properties fo:language="eu" fo:country="none"/>
    </style:style>
    <style:style style:name="T9" style:family="text">
      <style:text-properties fo:language="bn" fo:country="BD"/>
    </style:style>
    <style:style style:name="T10" style:family="text">
      <style:text-properties fo:language="bg" fo:country="BG"/>
    </style:style>
    <style:style style:name="T11" style:family="text">
      <style:text-properties fo:language="be" fo:country="BY"/>
    </style:style>
    <style:style style:name="T12" style:family="text">
      <style:text-properties fo:language="ca" fo:country="ES"/>
    </style:style>
    <style:style style:name="T13" style:family="text">
      <style:text-properties fo:language="hr" fo:country="HR"/>
    </style:style>
    <style:style style:name="T14" style:family="text">
      <style:text-properties fo:language="cs" fo:country="CZ"/>
    </style:style>
    <style:style style:name="T15" style:family="text">
      <style:text-properties fo:language="da" fo:country="DK"/>
    </style:style>
    <style:style style:name="T16" style:family="text">
      <style:text-properties fo:language="nl" fo:country="BE"/>
    </style:style>
    <style:style style:name="T17" style:family="text">
      <style:text-properties fo:language="nl" fo:country="NL"/>
    </style:style>
    <style:style style:name="T18" style:family="text">
      <style:text-properties fo:language="en" fo:country="AU"/>
    </style:style>
    <style:style style:name="T19" style:family="text">
      <style:text-properties fo:language="en" fo:country="BZ"/>
    </style:style>
    <style:style style:name="T20" style:family="text">
      <style:text-properties fo:language="en" fo:country="CA"/>
    </style:style>
    <style:style style:name="T21" style:family="text">
      <style:text-properties fo:language="en" fo:country="BS"/>
    </style:style>
    <style:style style:name="T22" style:family="text">
      <style:text-properties fo:language="en" fo:country="IE"/>
    </style:style>
    <style:style style:name="T23" style:family="text">
      <style:text-properties fo:language="en" fo:country="JM"/>
    </style:style>
    <style:style style:name="T24" style:family="text">
      <style:text-properties fo:language="en" fo:country="NZ"/>
    </style:style>
    <style:style style:name="T25" style:family="text">
      <style:text-properties fo:language="en" fo:country="PH"/>
    </style:style>
    <style:style style:name="T26" style:family="text">
      <style:text-properties fo:language="en" fo:country="ZA"/>
    </style:style>
    <style:style style:name="T27" style:family="text">
      <style:text-properties fo:language="en" fo:country="TT"/>
    </style:style>
    <style:style style:name="T28" style:family="text">
      <style:text-properties fo:language="en" fo:country="GB"/>
    </style:style>
    <style:style style:name="T29" style:family="text">
      <style:text-properties fo:language="en" fo:country="ZW"/>
    </style:style>
    <style:style style:name="T30" style:family="text">
      <style:text-properties fo:language="eo" fo:country="none"/>
    </style:style>
    <style:style style:name="T31" style:family="text">
      <style:text-properties fo:language="et" fo:country="EE"/>
    </style:style>
    <style:style style:name="T32" style:family="text">
      <style:text-properties fo:language="fo" fo:country="FO"/>
    </style:style>
    <style:style style:name="T33" style:family="text">
      <style:text-properties fo:language="fa" fo:country="IR"/>
    </style:style>
    <style:style style:name="T34" style:family="text">
      <style:text-properties fo:language="fi" fo:country="FI"/>
    </style:style>
    <style:style style:name="T35" style:family="text">
      <style:text-properties fo:language="fr" fo:country="BE"/>
    </style:style>
    <style:style style:name="T36" style:family="text">
      <style:text-properties fo:language="fr" fo:country="CA"/>
    </style:style>
    <style:style style:name="T37" style:family="text">
      <style:text-properties fo:language="fr" fo:country="FR"/>
    </style:style>
    <style:style style:name="T38" style:family="text">
      <style:text-properties fo:language="fr" fo:country="LU"/>
    </style:style>
    <style:style style:name="T39" style:family="text">
      <style:text-properties fo:language="fr" fo:country="MC"/>
    </style:style>
    <style:style style:name="T40" style:family="text">
      <style:text-properties fo:language="fr" fo:country="CH"/>
    </style:style>
    <style:style style:name="T41" style:family="text">
      <style:text-properties fo:language="de" fo:country="AT"/>
    </style:style>
    <style:style style:name="T42" style:family="text">
      <style:text-properties fo:language="de" fo:country="DE"/>
    </style:style>
    <style:style style:name="T43" style:family="text">
      <style:text-properties fo:language="de" fo:country="LI"/>
    </style:style>
    <style:style style:name="T44" style:family="text">
      <style:text-properties fo:language="de" fo:country="LU"/>
    </style:style>
    <style:style style:name="T45" style:family="text">
      <style:text-properties fo:language="de" fo:country="CH"/>
    </style:style>
    <style:style style:name="T46" style:family="text">
      <style:text-properties fo:language="el" fo:country="GR"/>
    </style:style>
    <style:style style:name="T47" style:family="text">
      <style:text-properties fo:language="hu" fo:country="HU"/>
    </style:style>
    <style:style style:name="T48" style:family="text">
      <style:text-properties fo:language="is" fo:country="IS"/>
    </style:style>
    <style:style style:name="T49" style:family="text">
      <style:text-properties fo:language="id" fo:country="ID"/>
    </style:style>
    <style:style style:name="T50" style:family="text">
      <style:text-properties fo:language="it" fo:country="IT"/>
    </style:style>
    <style:style style:name="T51" style:family="text">
      <style:text-properties fo:language="it" fo:country="CH"/>
    </style:style>
    <style:style style:name="T52" style:family="text">
      <style:text-properties fo:language="ks" fo:country="IN"/>
    </style:style>
    <style:style style:name="T53" style:family="text">
      <style:text-properties fo:language="ks" fo:country="none"/>
    </style:style>
    <style:style style:name="T54" style:family="text">
      <style:text-properties fo:language="kk" fo:country="KZ"/>
    </style:style>
    <style:style style:name="T55" style:family="text">
      <style:text-properties fo:language="rw" fo:country="RW"/>
    </style:style>
    <style:style style:name="T56" style:family="text">
      <style:text-properties fo:language="la" fo:country="VA"/>
    </style:style>
    <style:style style:name="T57" style:family="text">
      <style:text-properties fo:language="lv" fo:country="LV"/>
    </style:style>
    <style:style style:name="T58" style:family="text">
      <style:text-properties fo:language="lt" fo:country="LT"/>
    </style:style>
    <style:style style:name="T59" style:family="text">
      <style:text-properties fo:language="mk" fo:country="MK"/>
    </style:style>
    <style:style style:name="T60" style:family="text">
      <style:text-properties fo:language="ms" fo:country="BN"/>
    </style:style>
    <style:style style:name="T61" style:family="text">
      <style:text-properties fo:language="ms" fo:country="MY"/>
    </style:style>
    <style:style style:name="T62" style:family="text">
      <style:text-properties fo:language="ml" fo:country="IN"/>
    </style:style>
    <style:style style:name="T63" style:family="text">
      <style:text-properties fo:language="mi" fo:country="NZ"/>
    </style:style>
    <style:style style:name="T64" style:family="text">
      <style:text-properties fo:language="ne" fo:country="IN"/>
    </style:style>
    <style:style style:name="T65" style:family="text">
      <style:text-properties fo:language="ne" fo:country="NP"/>
    </style:style>
    <style:style style:name="T66" style:family="text">
      <style:text-properties fo:language="nb" fo:country="NO"/>
    </style:style>
    <style:style style:name="T67" style:family="text">
      <style:text-properties fo:language="nn" fo:country="NO"/>
    </style:style>
    <style:style style:name="T68" style:family="text">
      <style:text-properties fo:language="or" fo:country="IN"/>
    </style:style>
    <style:style style:name="T69" style:family="text">
      <style:text-properties fo:language="pl" fo:country="PL"/>
    </style:style>
    <style:style style:name="T70" style:family="text">
      <style:text-properties fo:language="pt" fo:country="BR"/>
    </style:style>
    <style:style style:name="T71" style:family="text">
      <style:text-properties fo:language="pt" fo:country="PT"/>
    </style:style>
    <style:style style:name="T72" style:family="text">
      <style:text-properties fo:language="rm" fo:country="none"/>
    </style:style>
    <style:style style:name="T73" style:family="text">
      <style:text-properties fo:language="ro" fo:country="RO"/>
    </style:style>
    <style:style style:name="T74" style:family="text">
      <style:text-properties fo:language="ru" fo:country="RU"/>
    </style:style>
    <style:style style:name="T75" style:family="text">
      <style:text-properties fo:language="sa" fo:country="IN"/>
    </style:style>
    <style:style style:name="T76" style:family="text">
      <style:text-properties fo:language="sr" fo:country="YU"/>
    </style:style>
    <style:style style:name="T77" style:family="text">
      <style:text-properties fo:language="sh" fo:country="YU"/>
    </style:style>
    <style:style style:name="T78" style:family="text">
      <style:text-properties fo:language="sd" fo:country="IN"/>
    </style:style>
    <style:style style:name="T79" style:family="text">
      <style:text-properties fo:language="sk" fo:country="SK"/>
    </style:style>
    <style:style style:name="T80" style:family="text">
      <style:text-properties fo:language="sl" fo:country="SI"/>
    </style:style>
    <style:style style:name="T81" style:family="text">
      <style:text-properties fo:language="es" fo:country="AR"/>
    </style:style>
    <style:style style:name="T82" style:family="text">
      <style:text-properties fo:language="es" fo:country="BO"/>
    </style:style>
    <style:style style:name="T83" style:family="text">
      <style:text-properties fo:language="es" fo:country="CL"/>
    </style:style>
    <style:style style:name="T84" style:family="text">
      <style:text-properties fo:language="es" fo:country="CO"/>
    </style:style>
    <style:style style:name="T85" style:family="text">
      <style:text-properties fo:language="es" fo:country="CR"/>
    </style:style>
    <style:style style:name="T86" style:family="text">
      <style:text-properties fo:language="es" fo:country="DO"/>
    </style:style>
    <style:style style:name="T87" style:family="text">
      <style:text-properties fo:language="es" fo:country="SV"/>
    </style:style>
    <style:style style:name="T88" style:family="text">
      <style:text-properties fo:language="es" fo:country="EC"/>
    </style:style>
    <style:style style:name="T89" style:family="text">
      <style:text-properties fo:language="es" fo:country="GT"/>
    </style:style>
    <style:style style:name="T90" style:family="text">
      <style:text-properties fo:language="es" fo:country="HN"/>
    </style:style>
    <style:style style:name="T91" style:family="text">
      <style:text-properties fo:language="es" fo:country="MX"/>
    </style:style>
    <style:style style:name="T92" style:family="text">
      <style:text-properties fo:language="es" fo:country="ES"/>
    </style:style>
    <style:style style:name="T93" style:family="text">
      <style:text-properties fo:language="es" fo:country="NI"/>
    </style:style>
    <style:style style:name="T94" style:family="text">
      <style:text-properties fo:language="es" fo:country="PA"/>
    </style:style>
    <style:style style:name="T95" style:family="text">
      <style:text-properties fo:language="es" fo:country="PY"/>
    </style:style>
    <style:style style:name="T96" style:family="text">
      <style:text-properties fo:language="es" fo:country="PE"/>
    </style:style>
    <style:style style:name="T97" style:family="text">
      <style:text-properties fo:language="es" fo:country="PR"/>
    </style:style>
    <style:style style:name="T98" style:family="text">
      <style:text-properties fo:language="es" fo:country="UY"/>
    </style:style>
    <style:style style:name="T99" style:family="text">
      <style:text-properties fo:language="es" fo:country="VE"/>
    </style:style>
    <style:style style:name="T100" style:family="text">
      <style:text-properties fo:language="sw" fo:country="KE"/>
    </style:style>
    <style:style style:name="T101" style:family="text">
      <style:text-properties fo:language="sv" fo:country="FI"/>
    </style:style>
    <style:style style:name="T102" style:family="text">
      <style:text-properties fo:language="sv" fo:country="SE"/>
    </style:style>
    <style:style style:name="T103" style:family="text">
      <style:text-properties fo:language="tr" fo:country="TR"/>
    </style:style>
    <style:style style:name="T104" style:family="text">
      <style:text-properties fo:language="uk" fo:country="UA"/>
    </style:style>
    <style:style style:name="T105" style:family="text">
      <style:text-properties fo:language="cy" fo:country="GB"/>
    </style:style>
    <style:style style:name="T106" style:family="text">
      <style:text-properties fo:language="en" fo:country="US" style:language-asian="zh" style:country-asian="none"/>
    </style:style>
    <style:style style:name="T107" style:family="text">
      <style:text-properties fo:language="en" fo:country="US" style:language-asian="zh" style:country-asian="HK"/>
    </style:style>
    <style:style style:name="T108" style:family="text">
      <style:text-properties fo:language="en" fo:country="US" style:language-asian="zh" style:country-asian="MO"/>
    </style:style>
    <style:style style:name="T109" style:family="text">
      <style:text-properties fo:language="en" fo:country="US" style:language-asian="zh" style:country-asian="CN"/>
    </style:style>
    <style:style style:name="T110" style:family="text">
      <style:text-properties fo:language="en" fo:country="US" style:language-asian="zh" style:country-asian="SG"/>
    </style:style>
    <style:style style:name="T111" style:family="text">
      <style:text-properties fo:language="en" fo:country="US" style:language-asian="zh" style:country-asian="TW"/>
    </style:style>
    <style:style style:name="T112" style:family="text">
      <style:text-properties fo:language="en" fo:country="US" style:language-asian="ja" style:country-asian="JP"/>
    </style:style>
    <style:style style:name="T113" style:family="text">
      <style:text-properties fo:language="en" fo:country="US" style:language-asian="ko" style:country-asian="KR"/>
    </style:style>
    <style:style style:name="T114" style:family="text">
      <style:text-properties fo:language="en" fo:country="US" style:language-asian="en" style:country-asian="US"/>
    </style:style>
    <style:style style:name="T115" style:family="text">
      <style:text-properties fo:language="en" fo:country="US" style:language-asian="en" style:country-asian="US" style:language-complex="ar" style:country-complex="none"/>
    </style:style>
    <style:style style:name="T116" style:family="text">
      <style:text-properties fo:language="en" fo:country="US" style:language-asian="en" style:country-asian="US" style:language-complex="ar" style:country-complex="DZ"/>
    </style:style>
    <style:style style:name="T117" style:family="text">
      <style:text-properties fo:language="en" fo:country="US" style:language-asian="en" style:country-asian="US" style:language-complex="ar" style:country-complex="BH"/>
    </style:style>
    <style:style style:name="T118" style:family="text">
      <style:text-properties fo:language="en" fo:country="US" style:language-asian="en" style:country-asian="US" style:language-complex="ar" style:country-complex="EG"/>
    </style:style>
    <style:style style:name="T119" style:family="text">
      <style:text-properties fo:language="en" fo:country="US" style:language-asian="en" style:country-asian="US" style:language-complex="ar" style:country-complex="IQ"/>
    </style:style>
    <style:style style:name="T120" style:family="text">
      <style:text-properties fo:language="en" fo:country="US" style:language-asian="en" style:country-asian="US" style:language-complex="ar" style:country-complex="JO"/>
    </style:style>
    <style:style style:name="T121" style:family="text">
      <style:text-properties fo:language="en" fo:country="US" style:language-asian="en" style:country-asian="US" style:language-complex="ar" style:country-complex="KW"/>
    </style:style>
    <style:style style:name="T122" style:family="text">
      <style:text-properties fo:language="en" fo:country="US" style:language-asian="en" style:country-asian="US" style:language-complex="ar" style:country-complex="LB"/>
    </style:style>
    <style:style style:name="T123" style:family="text">
      <style:text-properties fo:language="en" fo:country="US" style:language-asian="en" style:country-asian="US" style:language-complex="ar" style:country-complex="LY"/>
    </style:style>
    <style:style style:name="T124" style:family="text">
      <style:text-properties fo:language="en" fo:country="US" style:language-asian="en" style:country-asian="US" style:language-complex="ar" style:country-complex="MA"/>
    </style:style>
    <style:style style:name="T125" style:family="text">
      <style:text-properties fo:language="en" fo:country="US" style:language-asian="en" style:country-asian="US" style:language-complex="ar" style:country-complex="OM"/>
    </style:style>
    <style:style style:name="T126" style:family="text">
      <style:text-properties fo:language="en" fo:country="US" style:language-asian="en" style:country-asian="US" style:language-complex="ar" style:country-complex="QA"/>
    </style:style>
    <style:style style:name="T127" style:family="text">
      <style:text-properties fo:language="en" fo:country="US" style:language-asian="en" style:country-asian="US" style:language-complex="ar" style:country-complex="SA"/>
    </style:style>
    <style:style style:name="T128" style:family="text">
      <style:text-properties fo:language="en" fo:country="US" style:language-asian="en" style:country-asian="US" style:language-complex="ar" style:country-complex="SY"/>
    </style:style>
    <style:style style:name="T129" style:family="text">
      <style:text-properties fo:language="en" fo:country="US" style:language-asian="en" style:country-asian="US" style:language-complex="ar" style:country-complex="TN"/>
    </style:style>
    <style:style style:name="T130" style:family="text">
      <style:text-properties fo:language="en" fo:country="US" style:language-asian="en" style:country-asian="US" style:language-complex="ar" style:country-complex="AE"/>
    </style:style>
    <style:style style:name="T131" style:family="text">
      <style:text-properties fo:language="en" fo:country="US" style:language-asian="en" style:country-asian="US" style:language-complex="ar" style:country-complex="YE"/>
    </style:style>
    <style:style style:name="T132" style:family="text">
      <style:text-properties fo:language="en" fo:country="US" style:language-asian="en" style:country-asian="US" style:language-complex="gu" style:country-complex="IN"/>
    </style:style>
    <style:style style:name="T133" style:family="text">
      <style:text-properties fo:language="en" fo:country="US" style:language-asian="en" style:country-asian="US" style:language-complex="he" style:country-complex="IL"/>
    </style:style>
    <style:style style:name="T134" style:family="text">
      <style:text-properties fo:language="en" fo:country="US" style:language-asian="en" style:country-asian="US" style:language-complex="hi" style:country-complex="IN"/>
    </style:style>
    <style:style style:name="T135" style:family="text">
      <style:text-properties fo:language="en" fo:country="US" style:language-asian="en" style:country-asian="US" style:language-complex="kn" style:country-complex="IN"/>
    </style:style>
    <style:style style:name="T136" style:family="text">
      <style:text-properties fo:language="en" fo:country="US" style:language-asian="en" style:country-asian="US" style:language-complex="mr" style:country-complex="IN"/>
    </style:style>
    <style:style style:name="T137" style:family="text">
      <style:text-properties fo:language="en" fo:country="US" style:language-asian="en" style:country-asian="US" style:language-complex="pa" style:country-complex="IN"/>
    </style:style>
    <style:style style:name="T138" style:family="text">
      <style:text-properties fo:language="en" fo:country="US" style:language-asian="en" style:country-asian="US" style:language-complex="ta" style:country-complex="IN"/>
    </style:style>
    <style:style style:name="T139" style:family="text">
      <style:text-properties fo:language="en" fo:country="US" style:language-asian="en" style:country-asian="US" style:language-complex="te" style:country-complex="IN"/>
    </style:style>
    <style:style style:name="T140" style:family="text">
      <style:text-properties fo:language="en" fo:country="US" style:language-asian="en" style:country-asian="US" style:language-complex="th" style:country-complex="TH"/>
    </style:style>
    <style:style style:name="T141" style:family="text">
      <style:text-properties fo:language="en" fo:country="US" style:language-asian="en" style:country-asian="US" style:language-complex="ur" style:country-complex="IN"/>
    </style:style>
    <style:style style:name="T142" style:family="text">
      <style:text-properties fo:language="en" fo:country="US" style:language-asian="en" style:country-asian="US" style:language-complex="en" style:country-complex="US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35.663cm" svg:height="55.88cm" svg:x="-6.756cm" svg:y="0cm">
          <draw:text-box>
            <text:p text:style-name="P1"><text:s/>142 8 49</text:p>
            <text:p text:style-name="P1"><text:span text:style-name="T1">1</text:span><text:span text:style-name="T1"><text:tab/></text:span><text:span text:style-name="T1">[None]</text:span><text:span text:style-name="T1"><text:tab/></text:span></text:p>
            <text:p text:style-name="P1"><text:span text:style-name="T2">2</text:span><text:span text:style-name="T2"><text:tab/></text:span><text:span text:style-name="T2">Afrikaans</text:span><text:span text:style-name="T2"><text:tab/></text:span></text:p>
            <text:p text:style-name="P1"><text:span text:style-name="T3">3</text:span><text:span text:style-name="T3"><text:tab/></text:span><text:span text:style-name="T3">Albanian</text:span><text:span text:style-name="T3"><text:tab/></text:span></text:p>
            <text:p text:style-name="P1"><text:span text:style-name="T4">4</text:span><text:span text:style-name="T4"><text:tab/></text:span><text:span text:style-name="T4">Armenian</text:span><text:span text:style-name="T4"><text:tab/></text:span></text:p>
            <text:p text:style-name="P1"><text:span text:style-name="T5">5</text:span><text:span text:style-name="T5"><text:tab/></text:span><text:span text:style-name="T5">Assami</text:span><text:span text:style-name="T5"><text:tab/></text:span></text:p>
            <text:p text:style-name="P1"><text:span text:style-name="T6">6</text:span><text:span text:style-name="T6"><text:tab/></text:span><text:span text:style-name="T6">Azerbaijani (Cyrillic)</text:span><text:span text:style-name="T6"><text:tab/></text:span></text:p>
            <text:p text:style-name="P1"><text:span text:style-name="T7">7</text:span><text:span text:style-name="T7"><text:tab/></text:span><text:span text:style-name="T7">Azerbaijani (Latin)</text:span><text:span text:style-name="T7"><text:tab/></text:span></text:p>
            <text:p text:style-name="P1"><text:span text:style-name="T8">8</text:span><text:span text:style-name="T8"><text:tab/></text:span><text:span text:style-name="T8">Basque</text:span><text:span text:style-name="T8"><text:tab/></text:span></text:p>
            <text:p text:style-name="P1"><text:span text:style-name="T9">9</text:span><text:span text:style-name="T9"><text:tab/></text:span><text:span text:style-name="T9">Bengali</text:span><text:span text:style-name="T9"><text:tab/></text:span></text:p>
            <text:p text:style-name="P1"><text:span text:style-name="T10">10</text:span><text:span text:style-name="T10"><text:tab/></text:span><text:span text:style-name="T10">Bulgarian</text:span><text:span text:style-name="T10"><text:tab/></text:span></text:p>
            <text:p text:style-name="P1"><text:span text:style-name="T11">11</text:span><text:span text:style-name="T11"><text:tab/></text:span><text:span text:style-name="T11">Byelorussian</text:span><text:span text:style-name="T11"><text:tab/></text:span></text:p>
            <text:p text:style-name="P1"><text:span text:style-name="T12">12</text:span><text:span text:style-name="T12"><text:tab/></text:span><text:span text:style-name="T12">Catalan</text:span><text:span text:style-name="T12"><text:tab/></text:span></text:p>
            <text:p text:style-name="P1"><text:span text:style-name="T13">13</text:span><text:span text:style-name="T13"><text:tab/></text:span><text:span text:style-name="T13">Croatian</text:span><text:span text:style-name="T13"><text:tab/></text:span></text:p>
            <text:p text:style-name="P1"><text:span text:style-name="T14">14</text:span><text:span text:style-name="T14"><text:tab/></text:span><text:span text:style-name="T14">Czech</text:span><text:span text:style-name="T14"><text:tab/></text:span></text:p>
            <text:p text:style-name="P1"><text:span text:style-name="T15">15</text:span><text:span text:style-name="T15"><text:tab/></text:span><text:span text:style-name="T15">Danish</text:span><text:span text:style-name="T15"><text:tab/></text:span></text:p>
            <text:p text:style-name="P1"><text:span text:style-name="T16">16</text:span><text:span text:style-name="T16"><text:tab/></text:span><text:span text:style-name="T16">Dutch (Belgium)</text:span><text:span text:style-name="T16"><text:tab/></text:span></text:p>
            <text:p text:style-name="P1"><text:span text:style-name="T17">17</text:span><text:span text:style-name="T17"><text:tab/></text:span><text:span text:style-name="T17">Dutch (Netherlands)</text:span><text:span text:style-name="T17"><text:tab/></text:span></text:p>
            <text:p text:style-name="P1"><text:span text:style-name="T18">18</text:span><text:span text:style-name="T18"><text:tab/></text:span><text:span text:style-name="T18">English (Australia)</text:span><text:span text:style-name="T18"><text:tab/></text:span></text:p>
            <text:p text:style-name="P1"><text:span text:style-name="T19">19</text:span><text:span text:style-name="T19"><text:tab/></text:span><text:span text:style-name="T19">English (Belize)</text:span><text:span text:style-name="T19"><text:tab/></text:span></text:p>
            <text:p text:style-name="P1"><text:span text:style-name="T20">20</text:span><text:span text:style-name="T20"><text:tab/></text:span><text:span text:style-name="T20">English (Canada)</text:span><text:span text:style-name="T20"><text:tab/></text:span></text:p>
            <text:p text:style-name="P1"><text:span text:style-name="T21">21</text:span><text:span text:style-name="T21"><text:tab/></text:span><text:span text:style-name="T21">English (Caribbean)</text:span><text:span text:style-name="T21"><text:tab/></text:span></text:p>
            <text:p text:style-name="P1"><text:span text:style-name="T22">22</text:span><text:span text:style-name="T22"><text:tab/></text:span><text:span text:style-name="T22">English (Eire)</text:span><text:span text:style-name="T22"><text:tab/></text:span></text:p>
            <text:p text:style-name="P1"><text:span text:style-name="T23">23</text:span><text:span text:style-name="T23"><text:tab/></text:span><text:span text:style-name="T23">English (Jamaica)</text:span><text:span text:style-name="T23"><text:tab/></text:span></text:p>
            <text:p text:style-name="P1"><text:span text:style-name="T24">24</text:span><text:span text:style-name="T24"><text:tab/></text:span><text:span text:style-name="T24">English (New Zealand)</text:span><text:span text:style-name="T24"><text:tab/></text:span></text:p>
            <text:p text:style-name="P1"><text:span text:style-name="T25">25</text:span><text:span text:style-name="T25"><text:tab/></text:span><text:span text:style-name="T25">English (Philippines)</text:span><text:span text:style-name="T25"><text:tab/></text:span></text:p>
            <text:p text:style-name="P1"><text:span text:style-name="T26">26</text:span><text:span text:style-name="T26"><text:tab/></text:span><text:span text:style-name="T26">English (South Africa)</text:span><text:span text:style-name="T26"><text:tab/></text:span></text:p>
            <text:p text:style-name="P1"><text:span text:style-name="T27">27</text:span><text:span text:style-name="T27"><text:tab/></text:span><text:span text:style-name="T27">English (Trinidad)</text:span><text:span text:style-name="T27"><text:tab/></text:span></text:p>
            <text:p text:style-name="P1"><text:span text:style-name="T28">28</text:span><text:span text:style-name="T28"><text:tab/></text:span><text:span text:style-name="T28">English (UK)</text:span><text:span text:style-name="T28"><text:tab/></text:span></text:p>
            <text:p text:style-name="P1"><text:span text:style-name="T1">29</text:span><text:span text:style-name="T1"><text:tab/></text:span><text:span text:style-name="T1">English (USA)</text:span><text:span text:style-name="T1"><text:tab/></text:span></text:p>
            <text:p text:style-name="P1"><text:span text:style-name="T29">30</text:span><text:span text:style-name="T29"><text:tab/></text:span><text:span text:style-name="T29">English (Zimbabwe)</text:span><text:span text:style-name="T29"><text:tab/></text:span></text:p>
            <text:p text:style-name="P1"><text:span text:style-name="T30">31</text:span><text:span text:style-name="T30"><text:tab/></text:span><text:span text:style-name="T30">Esperanto</text:span><text:span text:style-name="T30"><text:tab/></text:span></text:p>
            <text:p text:style-name="P1"><text:span text:style-name="T31">32</text:span><text:span text:style-name="T31"><text:tab/></text:span><text:span text:style-name="T31">Estonian</text:span><text:span text:style-name="T31"><text:tab/></text:span></text:p>
            <text:p text:style-name="P1"><text:span text:style-name="T32">33</text:span><text:span text:style-name="T32"><text:tab/></text:span><text:span text:style-name="T32">Faroese</text:span><text:span text:style-name="T32"><text:tab/></text:span></text:p>
            <text:p text:style-name="P1"><text:span text:style-name="T33">34</text:span><text:span text:style-name="T33"><text:tab/></text:span><text:span text:style-name="T33">Farsi</text:span><text:span text:style-name="T33"><text:tab/></text:span></text:p>
            <text:p text:style-name="P1"><text:span text:style-name="T34">35</text:span><text:span text:style-name="T34"><text:tab/></text:span><text:span text:style-name="T34">Finnish</text:span><text:span text:style-name="T34"><text:tab/></text:span></text:p>
            <text:p text:style-name="P1"><text:span text:style-name="T35">36</text:span><text:span text:style-name="T35"><text:tab/></text:span><text:span text:style-name="T35">French (Belgium)</text:span><text:span text:style-name="T35"><text:tab/></text:span></text:p>
            <text:p text:style-name="P1"><text:span text:style-name="T36">37</text:span><text:span text:style-name="T36"><text:tab/></text:span><text:span text:style-name="T36">French (Canada)</text:span><text:span text:style-name="T36"><text:tab/></text:span></text:p>
            <text:p text:style-name="P1"><text:span text:style-name="T37">38</text:span><text:span text:style-name="T37"><text:tab/></text:span><text:span text:style-name="T37">French (France)</text:span><text:span text:style-name="T37"><text:tab/></text:span></text:p>
            <text:p text:style-name="P1"><text:span text:style-name="T38">39</text:span><text:span text:style-name="T38"><text:tab/></text:span><text:span text:style-name="T38">French (Luxembourg)</text:span><text:span text:style-name="T38"><text:tab/></text:span></text:p>
            <text:p text:style-name="P1"><text:span text:style-name="T39">40</text:span><text:span text:style-name="T39"><text:tab/></text:span><text:span text:style-name="T39">French (Monaco)</text:span><text:span text:style-name="T39"><text:tab/></text:span></text:p>
            <text:p text:style-name="P1"><text:span text:style-name="T40">41</text:span><text:span text:style-name="T40"><text:tab/></text:span><text:span text:style-name="T40">French (Switzerland)</text:span><text:span text:style-name="T40"><text:tab/></text:span></text:p>
            <text:p text:style-name="P1"><text:span text:style-name="T41">42</text:span><text:span text:style-name="T41"><text:tab/></text:span><text:span text:style-name="T41">German (Austria)</text:span><text:span text:style-name="T41"><text:tab/></text:span></text:p>
            <text:p text:style-name="P1"><text:span text:style-name="T42">43</text:span><text:span text:style-name="T42"><text:tab/></text:span><text:span text:style-name="T42">German (Germany)</text:span><text:span text:style-name="T42"><text:tab/></text:span></text:p>
            <text:p text:style-name="P1"><text:span text:style-name="T43">44</text:span><text:span text:style-name="T43"><text:tab/></text:span><text:span text:style-name="T43">German (Lichtenstein)</text:span><text:span text:style-name="T43"><text:tab/></text:span></text:p>
            <text:p text:style-name="P1"><text:span text:style-name="T44">45</text:span><text:span text:style-name="T44"><text:tab/></text:span><text:span text:style-name="T44">German (Luxembourg)</text:span><text:span text:style-name="T44"><text:tab/></text:span></text:p>
            <text:p text:style-name="P1"><text:span text:style-name="T45">46</text:span><text:span text:style-name="T45"><text:tab/></text:span><text:span text:style-name="T45">German (Switzerland)</text:span><text:span text:style-name="T45"><text:tab/></text:span></text:p>
            <text:p text:style-name="P1"><text:span text:style-name="T46">47</text:span><text:span text:style-name="T46"><text:tab/></text:span><text:span text:style-name="T46">Greek</text:span><text:span text:style-name="T46"><text:tab/></text:span></text:p>
            <text:p text:style-name="P1"><text:span text:style-name="T47">48</text:span><text:span text:style-name="T47"><text:tab/></text:span><text:span text:style-name="T47">Hungarian</text:span><text:span text:style-name="T47"><text:tab/></text:span></text:p>
            <text:p text:style-name="P1"><text:span text:style-name="T48">49</text:span><text:span text:style-name="T48"><text:tab/></text:span><text:span text:style-name="T48">Icelandic</text:span><text:span text:style-name="T48"><text:tab/></text:span></text:p>
            <text:p text:style-name="P1"><text:span text:style-name="T49">50</text:span><text:span text:style-name="T49"><text:tab/></text:span><text:span text:style-name="T49">Indonesian</text:span><text:span text:style-name="T49"><text:tab/></text:span></text:p>
            <text:p text:style-name="P1"><text:span text:style-name="T50">51</text:span><text:span text:style-name="T50"><text:tab/></text:span><text:span text:style-name="T50">Italian (Italy)</text:span><text:span text:style-name="T50"><text:tab/></text:span></text:p>
            <text:p text:style-name="P1"><text:span text:style-name="T51">52</text:span><text:span text:style-name="T51"><text:tab/></text:span><text:span text:style-name="T51">Italian (Switzerland)</text:span><text:span text:style-name="T51"><text:tab/></text:span></text:p>
            <text:p text:style-name="P1"><text:span text:style-name="T52">53</text:span><text:span text:style-name="T52"><text:tab/></text:span><text:span text:style-name="T52">Kashmiri (India)</text:span><text:span text:style-name="T52"><text:tab/></text:span></text:p>
            <text:p text:style-name="P1"><text:span text:style-name="T53">54</text:span><text:span text:style-name="T53"><text:tab/></text:span><text:span text:style-name="T53">Kashmiri (Kashmir)</text:span><text:span text:style-name="T53"><text:tab/></text:span></text:p>
            <text:p text:style-name="P1"><text:span text:style-name="T54">55</text:span><text:span text:style-name="T54"><text:tab/></text:span><text:span text:style-name="T54">Kazak</text:span><text:span text:style-name="T54"><text:tab/></text:span></text:p>
            <text:p text:style-name="P1"><text:span text:style-name="T55">56</text:span><text:span text:style-name="T55"><text:tab/></text:span><text:span text:style-name="T55">Kinyarwanda (Rwanda)</text:span><text:span text:style-name="T55"><text:tab/></text:span></text:p>
            <text:p text:style-name="P1"><text:span text:style-name="T1">57</text:span><text:span text:style-name="T1"><text:tab/></text:span><text:span text:style-name="T1">Konkani</text:span><text:span text:style-name="T1"><text:tab/></text:span></text:p>
            <text:p text:style-name="P1"><text:span text:style-name="T56">58</text:span><text:span text:style-name="T56"><text:tab/></text:span><text:span text:style-name="T56">Latin</text:span><text:span text:style-name="T56"><text:tab/></text:span></text:p>
            <text:p text:style-name="P1"><text:span text:style-name="T57">59</text:span><text:span text:style-name="T57"><text:tab/></text:span><text:span text:style-name="T57">Latvian</text:span><text:span text:style-name="T57"><text:tab/></text:span></text:p>
            <text:p text:style-name="P1"><text:span text:style-name="T58">60</text:span><text:span text:style-name="T58"><text:tab/></text:span><text:span text:style-name="T58">Lithuanian (classical)</text:span><text:span text:style-name="T58"><text:tab/></text:span></text:p>
            <text:p text:style-name="P1"><text:span text:style-name="T58">61</text:span><text:span text:style-name="T58"><text:tab/></text:span><text:span text:style-name="T58">Lithuanian (Lithuania)</text:span><text:span text:style-name="T58"><text:tab/></text:span></text:p>
            <text:p text:style-name="P1"><text:span text:style-name="T59">62</text:span><text:span text:style-name="T59"><text:tab/></text:span><text:span text:style-name="T59">Macedonian</text:span><text:span text:style-name="T59"><text:tab/></text:span></text:p>
            <text:p text:style-name="P1"><text:span text:style-name="T60">63</text:span><text:span text:style-name="T60"><text:tab/></text:span><text:span text:style-name="T60">Malay (Brunei Darusalam)</text:span><text:span text:style-name="T60"><text:tab/></text:span></text:p>
            <text:p text:style-name="P1"><text:span text:style-name="T61">64</text:span><text:span text:style-name="T61"><text:tab/></text:span><text:span text:style-name="T61">Malay (Malaysia)</text:span><text:span text:style-name="T61"><text:tab/></text:span></text:p>
            <text:p text:style-name="P1"><text:span text:style-name="T62">65</text:span><text:span text:style-name="T62"><text:tab/></text:span><text:span text:style-name="T62">Malayalam</text:span><text:span text:style-name="T62"><text:tab/></text:span></text:p>
            <text:p text:style-name="P1"><text:span text:style-name="T1">66</text:span><text:span text:style-name="T1"><text:tab/></text:span><text:span text:style-name="T1">Manipuri</text:span><text:span text:style-name="T1"><text:tab/></text:span></text:p>
            <text:p text:style-name="P1"><text:span text:style-name="T63">67</text:span><text:span text:style-name="T63"><text:tab/></text:span><text:span text:style-name="T63">Maori (New Zealand)</text:span><text:span text:style-name="T63"><text:tab/></text:span></text:p>
            <text:p text:style-name="P1"><text:span text:style-name="T64">68</text:span><text:span text:style-name="T64"><text:tab/></text:span><text:span text:style-name="T64">Nepali (India)</text:span><text:span text:style-name="T64"><text:tab/></text:span></text:p>
            <text:p text:style-name="P1"><text:span text:style-name="T65">69</text:span><text:span text:style-name="T65"><text:tab/></text:span><text:span text:style-name="T65">Nepali (Nepal)</text:span><text:span text:style-name="T65"><text:tab/></text:span></text:p>
            <text:p text:style-name="P1"><text:span text:style-name="T66">70</text:span><text:span text:style-name="T66"><text:tab/></text:span><text:span text:style-name="T66">Norwegian (Bokmål)</text:span><text:span text:style-name="T66"><text:tab/></text:span></text:p>
            <text:p text:style-name="P1"><text:span text:style-name="T67">71</text:span><text:span text:style-name="T67"><text:tab/></text:span><text:span text:style-name="T67">Norwegian (Nynorsk)</text:span><text:span text:style-name="T67"><text:tab/></text:span></text:p>
            <text:p text:style-name="P1"><text:span text:style-name="T68">72</text:span><text:span text:style-name="T68"><text:tab/></text:span><text:span text:style-name="T68">Oriya</text:span><text:span text:style-name="T68"><text:tab/></text:span></text:p>
            <text:p text:style-name="P1"><text:span text:style-name="T69">73</text:span><text:span text:style-name="T69"><text:tab/></text:span><text:span text:style-name="T69">Polish</text:span><text:span text:style-name="T69"><text:tab/></text:span></text:p>
            <text:p text:style-name="P1"><text:span text:style-name="T70">74</text:span><text:span text:style-name="T70"><text:tab/></text:span><text:span text:style-name="T70">Portuguese (Brazil)</text:span><text:span text:style-name="T70"><text:tab/></text:span></text:p>
            <text:p text:style-name="P1"><text:span text:style-name="T71">75</text:span><text:span text:style-name="T71"><text:tab/></text:span><text:span text:style-name="T71">Portuguese (Portugal)</text:span><text:span text:style-name="T71"><text:tab/></text:span></text:p>
            <text:p text:style-name="P1"><text:span text:style-name="T72">76</text:span><text:span text:style-name="T72"><text:tab/></text:span><text:span text:style-name="T72">Rhaeto-Romance</text:span><text:span text:style-name="T72"><text:tab/></text:span></text:p>
            <text:p text:style-name="P1"><text:span text:style-name="T73">77</text:span><text:span text:style-name="T73"><text:tab/></text:span><text:span text:style-name="T73">Romanian</text:span><text:span text:style-name="T73"><text:tab/></text:span></text:p>
            <text:p text:style-name="P1"><text:span text:style-name="T74">78</text:span><text:span text:style-name="T74"><text:tab/></text:span><text:span text:style-name="T74">Russian</text:span><text:span text:style-name="T74"><text:tab/></text:span></text:p>
            <text:p text:style-name="P1"><text:span text:style-name="T75">79</text:span><text:span text:style-name="T75"><text:tab/></text:span><text:span text:style-name="T75">Sanskrit</text:span><text:span text:style-name="T75"><text:tab/></text:span></text:p>
            <text:p text:style-name="P1"><text:span text:style-name="T76">80</text:span><text:span text:style-name="T76"><text:tab/></text:span><text:span text:style-name="T76">Serbian (Cyrillic)</text:span><text:span text:style-name="T76"><text:tab/></text:span></text:p>
            <text:p text:style-name="P1"><text:span text:style-name="T77">81</text:span><text:span text:style-name="T77"><text:tab/></text:span><text:span text:style-name="T77">Serbian (Latin)</text:span><text:span text:style-name="T77"><text:tab/></text:span></text:p>
            <text:p text:style-name="P1"><text:span text:style-name="T78">82</text:span><text:span text:style-name="T78"><text:tab/></text:span><text:span text:style-name="T78">Sindhi</text:span><text:span text:style-name="T78"><text:tab/></text:span></text:p>
            <text:p text:style-name="P1"><text:span text:style-name="T79">83</text:span><text:span text:style-name="T79"><text:tab/></text:span><text:span text:style-name="T79">Slovakian</text:span><text:span text:style-name="T79"><text:tab/></text:span></text:p>
            <text:p text:style-name="P1"><text:span text:style-name="T80">84</text:span><text:span text:style-name="T80"><text:tab/></text:span><text:span text:style-name="T80">Slovenian</text:span><text:span text:style-name="T80"><text:tab/></text:span></text:p>
            <text:p text:style-name="P1"><text:span text:style-name="T81">85</text:span><text:span text:style-name="T81"><text:tab/></text:span><text:span text:style-name="T81">Spanish (Argentina)</text:span><text:span text:style-name="T81"><text:tab/></text:span></text:p>
            <text:p text:style-name="P1"><text:span text:style-name="T82">86</text:span><text:span text:style-name="T82"><text:tab/></text:span><text:span text:style-name="T82">Spanish (Bolivia)</text:span><text:span text:style-name="T82"><text:tab/></text:span></text:p>
            <text:p text:style-name="P1"><text:span text:style-name="T83">87</text:span><text:span text:style-name="T83"><text:tab/></text:span><text:span text:style-name="T83">Spanish (Chile)</text:span><text:span text:style-name="T83"><text:tab/></text:span></text:p>
            <text:p text:style-name="P1"><text:span text:style-name="T84">88</text:span><text:span text:style-name="T84"><text:tab/></text:span><text:span text:style-name="T84">Spanish (Colombia)</text:span><text:span text:style-name="T84"><text:tab/></text:span></text:p>
            <text:p text:style-name="P1"><text:span text:style-name="T85">89</text:span><text:span text:style-name="T85"><text:tab/></text:span><text:span text:style-name="T85">Spanish (Costa Rica)</text:span><text:span text:style-name="T85"><text:tab/></text:span></text:p>
            <text:p text:style-name="P1"><text:span text:style-name="T86">90</text:span><text:span text:style-name="T86"><text:tab/></text:span><text:span text:style-name="T86">Spanish (Dom. Rep.)</text:span><text:span text:style-name="T86"><text:tab/></text:span></text:p>
            <text:p text:style-name="P1"><text:span text:style-name="T87">91</text:span><text:span text:style-name="T87"><text:tab/></text:span><text:span text:style-name="T87">Spanish (El Salvador)</text:span><text:span text:style-name="T87"><text:tab/></text:span></text:p>
            <text:p text:style-name="P1"><text:span text:style-name="T88">92</text:span><text:span text:style-name="T88"><text:tab/></text:span><text:span text:style-name="T88">Spanish (Equador)</text:span><text:span text:style-name="T88"><text:tab/></text:span></text:p>
            <text:p text:style-name="P1"><text:span text:style-name="T89">93</text:span><text:span text:style-name="T89"><text:tab/></text:span><text:span text:style-name="T89">Spanish (Guatemala)</text:span><text:span text:style-name="T89"><text:tab/></text:span></text:p>
            <text:p text:style-name="P1"><text:span text:style-name="T90">94</text:span><text:span text:style-name="T90"><text:tab/></text:span><text:span text:style-name="T90">Spanish (Honduras)</text:span><text:span text:style-name="T90"><text:tab/></text:span></text:p>
            <text:p text:style-name="P1"><text:span text:style-name="T91">95</text:span><text:span text:style-name="T91"><text:tab/></text:span><text:span text:style-name="T91">Spanish (Mexico)</text:span><text:span text:style-name="T91"><text:tab/></text:span></text:p>
            <text:p text:style-name="P1"><text:span text:style-name="T92">96</text:span><text:span text:style-name="T92"><text:tab/></text:span><text:span text:style-name="T92">Spanish (Modern)</text:span><text:span text:style-name="T92"><text:tab/></text:span></text:p>
            <text:p text:style-name="P1"><text:span text:style-name="T93">97</text:span><text:span text:style-name="T93"><text:tab/></text:span><text:span text:style-name="T93">Spanish (Nicaragua)</text:span><text:span text:style-name="T93"><text:tab/></text:span></text:p>
            <text:p text:style-name="P1"><text:span text:style-name="T94">98</text:span><text:span text:style-name="T94"><text:tab/></text:span><text:span text:style-name="T94">Spanish (Panama)</text:span><text:span text:style-name="T94"><text:tab/></text:span></text:p>
            <text:p text:style-name="P1"><text:span text:style-name="T95">99</text:span><text:span text:style-name="T95"><text:tab/></text:span><text:span text:style-name="T95">Spanish (Paraguay)</text:span><text:span text:style-name="T95"><text:tab/></text:span></text:p>
            <text:p text:style-name="P1"><text:span text:style-name="T96">100</text:span><text:span text:style-name="T96"><text:tab/></text:span><text:span text:style-name="T96">Spanish (Peru)</text:span><text:span text:style-name="T96"><text:tab/></text:span></text:p>
            <text:p text:style-name="P1"><text:span text:style-name="T97">101</text:span><text:span text:style-name="T97"><text:tab/></text:span><text:span text:style-name="T97">Spanish (Puerto Rico)</text:span><text:span text:style-name="T97"><text:tab/></text:span></text:p>
            <text:p text:style-name="P1"><text:span text:style-name="T92">102</text:span><text:span text:style-name="T92"><text:tab/></text:span><text:span text:style-name="T92">Spanish (Spain)</text:span><text:span text:style-name="T92"><text:tab/></text:span></text:p>
            <text:p text:style-name="P1"><text:span text:style-name="T98">103</text:span><text:span text:style-name="T98"><text:tab/></text:span><text:span text:style-name="T98">Spanish (Uruguay)</text:span><text:span text:style-name="T98"><text:tab/></text:span></text:p>
            <text:p text:style-name="P1"><text:span text:style-name="T99">104</text:span><text:span text:style-name="T99"><text:tab/></text:span><text:span text:style-name="T99">Spanish (Venezuela)</text:span><text:span text:style-name="T99"><text:tab/></text:span></text:p>
            <text:p text:style-name="P1"><text:span text:style-name="T100">105</text:span><text:span text:style-name="T100"><text:tab/></text:span><text:span text:style-name="T100">Swahili</text:span><text:span text:style-name="T100"><text:tab/></text:span></text:p>
            <text:p text:style-name="P1"><text:span text:style-name="T101">106</text:span><text:span text:style-name="T101"><text:tab/></text:span><text:span text:style-name="T101">Swedish (Finland)</text:span><text:span text:style-name="T101"><text:tab/></text:span></text:p>
            <text:p text:style-name="P1"><text:span text:style-name="T102">107</text:span><text:span text:style-name="T102"><text:tab/></text:span><text:span text:style-name="T102">Swedish (Sweden)</text:span><text:span text:style-name="T102"><text:tab/></text:span></text:p>
            <text:p text:style-name="P1"><text:span text:style-name="T1">108</text:span><text:span text:style-name="T1"><text:tab/></text:span><text:span text:style-name="T1">Tatar</text:span><text:span text:style-name="T1"><text:tab/></text:span></text:p>
            <text:p text:style-name="P1"><text:span text:style-name="T103">109</text:span><text:span text:style-name="T103"><text:tab/></text:span><text:span text:style-name="T103">Turkish</text:span><text:span text:style-name="T103"><text:tab/></text:span></text:p>
            <text:p text:style-name="P1"><text:span text:style-name="T104">110</text:span><text:span text:style-name="T104"><text:tab/></text:span><text:span text:style-name="T104">Ukrainian</text:span><text:span text:style-name="T104"><text:tab/></text:span></text:p>
            <text:p text:style-name="P1"><text:span text:style-name="T1">111</text:span><text:span text:style-name="T1"><text:tab/></text:span><text:span text:style-name="T1">Uzbek (Cyrillic)</text:span><text:span text:style-name="T1"><text:tab/></text:span></text:p>
            <text:p text:style-name="P1"><text:span text:style-name="T1">112</text:span><text:span text:style-name="T1"><text:tab/></text:span><text:span text:style-name="T1">Uzbek (Latin)</text:span><text:span text:style-name="T1"><text:tab/></text:span></text:p>
            <text:p text:style-name="P1"><text:span text:style-name="T105">113</text:span><text:span text:style-name="T105"><text:tab/></text:span><text:span text:style-name="T105">Welsh</text:span><text:span text:style-name="T105"><text:tab/></text:span></text:p>
            <text:p text:style-name="P1"><text:span text:style-name="T1">1</text:span><text:span text:style-name="T1"><text:tab/></text:span><text:span text:style-name="T1">[None]</text:span><text:span text:style-name="T1"><text:tab/></text:span></text:p>
            <text:p text:style-name="P1"><text:span text:style-name="T106">2</text:span><text:span text:style-name="T106"><text:tab/></text:span><text:span text:style-name="T106">Chinese</text:span><text:span text:style-name="T106"><text:tab/></text:span></text:p>
            <text:p text:style-name="P1"><text:span text:style-name="T107">3</text:span><text:span text:style-name="T107"><text:tab/></text:span><text:span text:style-name="T107">Chinese (Hong Kong)</text:span><text:span text:style-name="T107"><text:tab/></text:span></text:p>
            <text:p text:style-name="P1"><text:span text:style-name="T108">4</text:span><text:span text:style-name="T108"><text:tab/></text:span><text:span text:style-name="T108">Chinese (Macau)</text:span><text:span text:style-name="T108"><text:tab/></text:span></text:p>
            <text:p text:style-name="P1"><text:span text:style-name="T109">5</text:span><text:span text:style-name="T109"><text:tab/></text:span><text:span text:style-name="T109">Chinese (simplified)</text:span><text:span text:style-name="T109"><text:tab/></text:span></text:p>
            <text:p text:style-name="P1"><text:span text:style-name="T110">6</text:span><text:span text:style-name="T110"><text:tab/></text:span><text:span text:style-name="T110">Chinese (Singapore)</text:span><text:span text:style-name="T110"><text:tab/></text:span></text:p>
            <text:p text:style-name="P1"><text:span text:style-name="T111">7</text:span><text:span text:style-name="T111"><text:tab/></text:span><text:span text:style-name="T111">Chinese (traditional)</text:span><text:span text:style-name="T111"><text:tab/></text:span></text:p>
            <text:p text:style-name="P1"><text:span text:style-name="T112">8</text:span><text:span text:style-name="T112"><text:tab/></text:span><text:span text:style-name="T112">Japanese</text:span><text:span text:style-name="T112"><text:tab/></text:span></text:p>
            <text:p text:style-name="P1"><text:span text:style-name="T113">9</text:span><text:span text:style-name="T113"><text:tab/></text:span><text:span text:style-name="T113">Korean</text:span><text:span text:style-name="T113"><text:tab/></text:span></text:p>
            <text:p text:style-name="P1"><text:span text:style-name="T114">1</text:span><text:span text:style-name="T114"><text:tab/></text:span><text:span text:style-name="T114">[None]</text:span><text:span text:style-name="T114"><text:tab/></text:span></text:p>
            <text:p text:style-name="P1"><text:span text:style-name="T115">2</text:span><text:span text:style-name="T115"><text:tab/></text:span><text:span text:style-name="T115">Arabic</text:span><text:span text:style-name="T115"><text:tab/></text:span></text:p>
            <text:p text:style-name="P1"><text:span text:style-name="T116">3</text:span><text:span text:style-name="T116"><text:tab/></text:span><text:span text:style-name="T116">Arabic (Algerian)</text:span><text:span text:style-name="T116"><text:tab/></text:span></text:p>
            <text:p text:style-name="P1"><text:span text:style-name="T117">4</text:span><text:span text:style-name="T117"><text:tab/></text:span><text:span text:style-name="T117">Arabic (Bahrain)</text:span><text:span text:style-name="T117"><text:tab/></text:span></text:p>
            <text:p text:style-name="P1"><text:span text:style-name="T118">5</text:span><text:span text:style-name="T118"><text:tab/></text:span><text:span text:style-name="T118">Arabic (Egypt)</text:span><text:span text:style-name="T118"><text:tab/></text:span></text:p>
            <text:p text:style-name="P1"><text:span text:style-name="T119">6</text:span><text:span text:style-name="T119"><text:tab/></text:span><text:span text:style-name="T119">Arabic (Iraq)</text:span><text:span text:style-name="T119"><text:tab/></text:span></text:p>
            <text:p text:style-name="P1"><text:span text:style-name="T120">7</text:span><text:span text:style-name="T120"><text:tab/></text:span><text:span text:style-name="T120">Arabic (Jordan)</text:span><text:span text:style-name="T120"><text:tab/></text:span></text:p>
            <text:p text:style-name="P1"><text:span text:style-name="T121">8</text:span><text:span text:style-name="T121"><text:tab/></text:span><text:span text:style-name="T121">Arabic (Kuwait)</text:span><text:span text:style-name="T121"><text:tab/></text:span></text:p>
            <text:p text:style-name="P1"><text:span text:style-name="T122">9</text:span><text:span text:style-name="T122"><text:tab/></text:span><text:span text:style-name="T122">Arabic (Lebanon)</text:span><text:span text:style-name="T122"><text:tab/></text:span></text:p>
            <text:p text:style-name="P1"><text:span text:style-name="T123">10</text:span><text:span text:style-name="T123"><text:tab/></text:span><text:span text:style-name="T123">Arabic (Libya)</text:span><text:span text:style-name="T123"><text:tab/></text:span></text:p>
            <text:p text:style-name="P1"><text:span text:style-name="T124">11</text:span><text:span text:style-name="T124"><text:tab/></text:span><text:span text:style-name="T124">Arabic (Morocco)</text:span><text:span text:style-name="T124"><text:tab/></text:span></text:p>
            <text:p text:style-name="P1"><text:span text:style-name="T125">12</text:span><text:span text:style-name="T125"><text:tab/></text:span><text:span text:style-name="T125">Arabic (Oman)</text:span><text:span text:style-name="T125"><text:tab/></text:span></text:p>
            <text:p text:style-name="P1"><text:span text:style-name="T126">13</text:span><text:span text:style-name="T126"><text:tab/></text:span><text:span text:style-name="T126">Arabic (Qatar)</text:span><text:span text:style-name="T126"><text:tab/></text:span></text:p>
            <text:p text:style-name="P1"><text:span text:style-name="T127">14</text:span><text:span text:style-name="T127"><text:tab/></text:span><text:span text:style-name="T127">Arabic (Saudi Arabia)</text:span><text:span text:style-name="T127"><text:tab/></text:span></text:p>
            <text:p text:style-name="P1"><text:span text:style-name="T128">15</text:span><text:span text:style-name="T128"><text:tab/></text:span><text:span text:style-name="T128">Arabic (Syria)</text:span><text:span text:style-name="T128"><text:tab/></text:span></text:p>
            <text:p text:style-name="P1"><text:span text:style-name="T129">16</text:span><text:span text:style-name="T129"><text:tab/></text:span><text:span text:style-name="T129">Arabic (Tunisia)</text:span><text:span text:style-name="T129"><text:tab/></text:span></text:p>
            <text:p text:style-name="P1"><text:span text:style-name="T130">17</text:span><text:span text:style-name="T130"><text:tab/></text:span><text:span text:style-name="T130">Arabic (UAE)</text:span><text:span text:style-name="T130"><text:tab/></text:span></text:p>
            <text:p text:style-name="P1"><text:span text:style-name="T131">18</text:span><text:span text:style-name="T131"><text:tab/></text:span><text:span text:style-name="T131">Arabic (Yemen)</text:span><text:span text:style-name="T131"><text:tab/></text:span></text:p>
            <text:p text:style-name="P1"><text:span text:style-name="T132">19</text:span><text:span text:style-name="T132"><text:tab/></text:span><text:span text:style-name="T132">Gujarati</text:span><text:span text:style-name="T132"><text:tab/></text:span></text:p>
            <text:p text:style-name="P1"><text:span text:style-name="T133">20</text:span><text:span text:style-name="T133"><text:tab/></text:span><text:span text:style-name="T133">Hebrew</text:span><text:span text:style-name="T133"><text:tab/></text:span></text:p>
            <text:p text:style-name="P1"><text:span text:style-name="T134">21</text:span><text:span text:style-name="T134"><text:tab/></text:span><text:span text:style-name="T134">Hindi</text:span><text:span text:style-name="T134"><text:tab/></text:span></text:p>
            <text:p text:style-name="P1"><text:span text:style-name="T135">22</text:span><text:span text:style-name="T135"><text:tab/></text:span><text:span text:style-name="T135">Kannada</text:span><text:span text:style-name="T135"><text:tab/></text:span></text:p>
            <text:p text:style-name="P1"><text:span text:style-name="T136">23</text:span><text:span text:style-name="T136"><text:tab/></text:span><text:span text:style-name="T136">Marathi</text:span><text:span text:style-name="T136"><text:tab/></text:span></text:p>
            <text:p text:style-name="P1"><text:span text:style-name="T137">24</text:span><text:span text:style-name="T137"><text:tab/></text:span><text:span text:style-name="T137">Punjabi</text:span><text:span text:style-name="T137"><text:tab/></text:span></text:p>
            <text:p text:style-name="P1"><text:span text:style-name="T138">25</text:span><text:span text:style-name="T138"><text:tab/></text:span><text:span text:style-name="T138">Tamil</text:span><text:span text:style-name="T138"><text:tab/></text:span></text:p>
            <text:p text:style-name="P1"><text:span text:style-name="T139">26</text:span><text:span text:style-name="T139"><text:tab/></text:span><text:span text:style-name="T139">Telugu</text:span><text:span text:style-name="T139"><text:tab/></text:span></text:p>
            <text:p text:style-name="P1"><text:span text:style-name="T140">27</text:span><text:span text:style-name="T140"><text:tab/></text:span><text:span text:style-name="T140">Thai</text:span><text:span text:style-name="T140"><text:tab/></text:span></text:p>
            <text:p text:style-name="P1"><text:span text:style-name="T141">28</text:span><text:span text:style-name="T141"><text:tab/></text:span><text:span text:style-name="T141">Urdu</text:span><text:span text:style-name="T141"><text:tab/></text:span></text:p>
            <text:p text:style-name="P1"><text:span text:style-name="T142">29</text:span><text:span text:style-name="T142"><text:tab/></text:span><text:span text:style-name="T142">Urdu (India)</text:span><text:span text:style-name="T142"><text:tab/></text:span></text:p>
            <text:p text:style-name="P1"><text:span text:style-name="T142">30</text:span><text:span text:style-name="T142"><text:tab/></text:span><text:span text:style-name="T142">Urdu (Pakistan)</text:span><text:span text:style-name="T142"><text:tab/></text:span></text:p>
            <text:p text:style-name="P1"><text:span text:style-name="T142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Thorndale" style:font-family-generic="roman" style:font-pitch="variable" fo:font-size="24pt" fo:language="en" fo:country="US" style:font-family-asian="'Andale Sans UI'" style:font-pitch-asian="variable" style:font-size-asian="24pt" style:language-asian="en" style:country-asian="US" style:font-family-complex="Lucidasans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StarOffice/8$Win32 OpenOffice.org_project/680m239$Build-9242</meta:generator>
    <meta:initial-creator>Dummy User</meta:initial-creator>
    <meta:creation-date>2003-10-30T12:15:22</meta:creation-date>
    <dc:date>2006-07-07T15:27:29</dc:date>
    <meta:editing-cycles>4</meta:editing-cycles>
    <meta:editing-duration>PT6M28S</meta:editing-duration>
    <meta:user-defined meta:name="Info 1"/>
    <meta:user-defined meta:name="Info 2"/>
    <meta:user-defined meta:name="Info 3"/>
    <meta:user-defined meta:name="Info 4"/>
    <meta:document-statistic meta:object-count="1"/>
  </office:meta>
</office:document-meta>
</file>